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324.22782935" calcext:value-type="float">
            <text:p>324.22782935</text:p>
          </table:table-cell>
          <table:table-cell table:style-name="ce3" office:value-type="float" office:value="328.392725" calcext:value-type="float">
            <text:p>328.392725</text:p>
          </table:table-cell>
          <table:table-cell table:style-name="ce3" office:value-type="float" office:value="322.411833" calcext:value-type="float">
            <text:p>322.411833</text:p>
          </table:table-cell>
          <table:table-cell table:style-name="ce3" office:value-type="float" office:value="1.86005140224853" calcext:value-type="float">
            <text:p>1.86005140224853</text:p>
          </table:table-cell>
          <table:table-cell table:style-name="Default"/>
          <table:table-cell table:style-name="ce3" office:value-type="float" office:value="76.9007075" calcext:value-type="float">
            <text:p>76.9007075</text:p>
          </table:table-cell>
          <table:table-cell table:style-name="ce3" office:value-type="float" office:value="83.036209" calcext:value-type="float">
            <text:p>83.036209</text:p>
          </table:table-cell>
          <table:table-cell table:style-name="ce3" office:value-type="float" office:value="74.138871" calcext:value-type="float">
            <text:p>74.138871</text:p>
          </table:table-cell>
          <table:table-cell office:value-type="float" office:value="2.29804925060223" calcext:value-type="float">
            <text:p>2.29804925060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41:58.102206633</dc:date>
    <meta:editing-duration>PT41M39S</meta:editing-duration>
    <meta:editing-cycles>14</meta:editing-cycles>
    <meta:generator>LibreOffice/6.4.7.2$Linux_X86_64 LibreOffice_project/40$Build-2</meta:generator>
    <meta:document-statistic meta:table-count="1" meta:cell-count="18" meta:object-count="0"/>
  </office:meta>
</office:document-meta>
</file>